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c5682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c5682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I</text:span></text:p>
      <text:p text:style-name="P2"><text:span text:style-name="T4">Из тоннеля метро дул прохладный ветерок. Девушка среднего роста стояла на платформе, о чем-то задумавшись. Ее вид выражал сильную усталость. В руках ее была папка с документами. Высокий парень в длинном пальто, с портфелем в руках, подошел, встав неподалеку. Было уже почти 11 вечера, и лишь редкие люди встречались на платформе. Парень стоял в паре метров от девушки, как вдруг, ее ноги подкосились, и она начала падать. <text:s/>Сделав шаг, он легко подхватил ее на руки и вынес на улицу, где посадил на лавку и привел в чувства.</text:span></text:p>
      <text:p text:style-name="P2"><text:span text:style-name="T4">–Что произошло? Где я? – спросила девушка, оглядываясь по сторонам.</text:span></text:p>
      <text:p text:style-name="P2"><text:span text:style-name="T4">–Ты упала в обморок в метро.</text:span></text:p>
      <text:p text:style-name="P2"><text:span text:style-name="T4">–А вы кто такой? И почему я вообще на улице?! Мне надо домой! </text:span></text:p>
      <text:p text:style-name="P2"><text:span text:style-name="T4">–Между прочим, могла бы сказать спасибо за помощь.</text:span></text:p>
      <text:p text:style-name="P2"><text:span text:style-name="T4">–Я в вашей помощи и не нуждалась! – сказала девушка и гордо <text:s/>направилась в сторону метро.</text:span></text:p>
      <text:p text:style-name="P2"><text:span text:style-name="T4">Павел, проводил ее взглядом, после чего сделал телефонный звонок и уже через несколько минут сел в черную машину, подъехавшую к метро. </text:span></text:p>
      <text:p text:style-name="P2"><text:span text:style-name="T4">–Добрый вечер, Евгений – улыбнувшись, сказал он водителю.</text:span></text:p>
      <text:p text:style-name="P2"><text:span text:style-name="T4">–Добрый, Павел Даниилович! Домой едем? </text:span></text:p>
      <text:p text:style-name="P2"><text:span text:style-name="T4">–Да, пожалуй, домой.</text:span></text:p>
      <text:p text:style-name="P2"><text:span text:style-name="T4">Машина тронулась с места и, быстро набирая скорость, понеслась по пустынной ночной дорог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08:15.700000000</meta:creation-date>
    <dc:date>2022-05-15T19:10:18.410000000</dc:date>
    <meta:editing-duration>PT2M3S</meta:editing-duration>
    <meta:editing-cycles>1</meta:editing-cycles>
    <meta:document-statistic meta:table-count="0" meta:image-count="0" meta:object-count="0" meta:page-count="1" meta:paragraph-count="12" meta:word-count="188" meta:character-count="1161" meta:non-whitespace-character-count="977"/>
    <meta:generator>LibreOffice/7.2.2.2$Windows_X86_64 LibreOffice_project/02b2acce88a210515b4a5bb2e46cbfb63fe97d56</meta:generator>
  </office:meta>
</office:document-meta>
</file>